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800000" fo:font-size="13pt" fo:language="zxx" fo:country="none" style:font-name-asian="Lucida Sans Unicode" style:font-size-asian="13pt" style:language-asian="en" style:country-asian="US" style:font-size-complex="13pt" style:language-complex="en" style:country-complex="US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시트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ce4"/>
        <table:table-column table:style-name="co5" table:default-cell-style-name="ce3"/>
        <table:table-column table:style-name="co5" table:default-cell-style-name="ce4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탬플릿이름</text:p>
          </table:table-cell>
          <table:table-cell table:style-name="ce1" office:value-type="string">
            <text:p>스프라이트경로</text:p>
          </table:table-cell>
          <table:table-cell table:style-name="ce1" office:value-type="string">
            <text:p>아이디</text:p>
          </table:table-cell>
          <table:table-cell table:style-name="ce1" office:value-type="string">
            <text:p>보여지는 이미지번호</text:p>
          </table:table-cell>
          <table:table-cell table:style-name="ce1" office:value-type="string">
            <text:p>인자1</text:p>
          </table:table-cell>
          <table:table-cell table:style-name="ce1" office:value-type="string">
            <text:p>인자2</text:p>
          </table:table-cell>
          <table:table-cell table:style-name="ce1" office:value-type="string">
            <text:p>인자3</text:p>
          </table:table-cell>
          <table:table-cell table:style-name="ce1" office:value-type="string">
            <text:p>인자4</text:p>
          </table:table-cell>
          <table:table-cell table:style-name="ce1" office:value-type="string">
            <text:p>인자5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bg1</text:p>
          </table:table-cell>
          <table:table-cell office:value-type="string">
            <text:p>.\..\..\gfx\sprites\background\map_19.sprite</text:p>
          </table:table-cell>
          <table:table-cell office:value-type="float" office:value="2000">
            <text:p>2000</text:p>
          </table:table-cell>
          <table:table-cell table:number-columns-repeated="6"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land1</text:p>
          </table:table-cell>
          <table:table-cell office:value-type="string">
            <text:p>.\..\..\gfx\sprites\background\map_20.sprite</text:p>
          </table:table-cell>
          <table:table-cell office:value-type="float" office:value="2100">
            <text:p>2100</text:p>
          </table:table-cell>
          <table:table-cell table:number-columns-repeated="6"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land2</text:p>
          </table:table-cell>
          <table:table-cell office:value-type="string">
            <text:p>.\..\..\gfx\sprites\background\map_20.sprite</text:p>
          </table:table-cell>
          <table:table-cell office:value-type="float" office:value="2101">
            <text:p>21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Top_1</text:p>
          </table:table-cell>
          <table:table-cell office:value-type="string">
            <text:p>.\..\..\gfx\sprites\background\map_21.sprite</text:p>
          </table:table-cell>
          <table:table-cell office:value-type="float" office:value="2200">
            <text:p>2200</text:p>
          </table:table-cell>
          <table:table-cell table:number-columns-repeated="6"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Top_2</text:p>
          </table:table-cell>
          <table:table-cell office:value-type="string">
            <text:p>.\..\..\gfx\sprites\background\map_21.sprite</text:p>
          </table:table-cell>
          <table:table-cell office:value-type="float" office:value="2201">
            <text:p>22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Top_3</text:p>
          </table:table-cell>
          <table:table-cell office:value-type="string">
            <text:p>.\..\..\gfx\sprites\background\map_21.sprite</text:p>
          </table:table-cell>
          <table:table-cell office:value-type="float" office:value="2202">
            <text:p>220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2">
          <table:table-cell office:value-type="string">
            <text:p>bottom</text:p>
          </table:table-cell>
          <table:table-cell office:value-type="string">
            <text:p>.\..\..\gfx\sprites\background\map_21.sprite</text:p>
          </table:table-cell>
          <table:table-cell office:value-type="float" office:value="2203">
            <text:p>220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3">
          <table:table-cell office:value-type="string">
            <text:p>Stick_1</text:p>
          </table:table-cell>
          <table:table-cell office:value-type="string">
            <text:p>.\..\..\gfx\sprites\background\map_21.sprite</text:p>
          </table:table-cell>
          <table:table-cell office:value-type="float" office:value="2204">
            <text:p>220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ick_2</text:p>
          </table:table-cell>
          <table:table-cell office:value-type="string">
            <text:p>.\..\..\gfx\sprites\background\map_21.sprite</text:p>
          </table:table-cell>
          <table:table-cell office:value-type="float" office:value="2205">
            <text:p>220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ick_3</text:p>
          </table:table-cell>
          <table:table-cell office:value-type="string">
            <text:p>.\..\..\gfx\sprites\background\map_21.sprite</text:p>
          </table:table-cell>
          <table:table-cell office:value-type="float" office:value="2206">
            <text:p>2206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ick_4</text:p>
          </table:table-cell>
          <table:table-cell office:value-type="string">
            <text:p>.\..\..\gfx\sprites\background\map_21.sprite</text:p>
          </table:table-cell>
          <table:table-cell office:value-type="float" office:value="2207">
            <text:p>220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ick_5</text:p>
          </table:table-cell>
          <table:table-cell office:value-type="string">
            <text:p>.\..\..\gfx\sprites\background\map_21.sprite</text:p>
          </table:table-cell>
          <table:table-cell office:value-type="float" office:value="2208">
            <text:p>2208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1</text:p>
          </table:table-cell>
          <table:table-cell office:value-type="string">
            <text:p>.\..\..\gfx\sprites\background\map_21.sprite</text:p>
          </table:table-cell>
          <table:table-cell office:value-type="float" office:value="2209">
            <text:p>2209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2</text:p>
          </table:table-cell>
          <table:table-cell office:value-type="string">
            <text:p>.\..\..\gfx\sprites\background\map_21.sprite</text:p>
          </table:table-cell>
          <table:table-cell office:value-type="float" office:value="2210">
            <text:p>221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3</text:p>
          </table:table-cell>
          <table:table-cell office:value-type="string">
            <text:p>.\..\..\gfx\sprites\background\map_21.sprite</text:p>
          </table:table-cell>
          <table:table-cell office:value-type="float" office:value="2211">
            <text:p>2211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tone_4</text:p>
          </table:table-cell>
          <table:table-cell office:value-type="string">
            <text:p>.\..\..\gfx\sprites\background\map_21.sprite</text:p>
          </table:table-cell>
          <table:table-cell office:value-type="float" office:value="2212">
            <text:p>2212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Jewel_1</text:p>
          </table:table-cell>
          <table:table-cell office:value-type="string">
            <text:p>.\..\..\gfx\sprites\background\map_21.sprite</text:p>
          </table:table-cell>
          <table:table-cell office:value-type="float" office:value="2213">
            <text:p>2213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Jewel_2</text:p>
          </table:table-cell>
          <table:table-cell office:value-type="string">
            <text:p>.\..\..\gfx\sprites\background\map_21.sprite</text:p>
          </table:table-cell>
          <table:table-cell office:value-type="float" office:value="2214">
            <text:p>2214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Jewel_3</text:p>
          </table:table-cell>
          <table:table-cell office:value-type="string">
            <text:p>.\..\..\gfx\sprites\background\map_21.sprite</text:p>
          </table:table-cell>
          <table:table-cell office:value-type="float" office:value="2215">
            <text:p>221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Jewel_4</text:p>
          </table:table-cell>
          <table:table-cell office:value-type="string">
            <text:p>.\..\..\gfx\sprites\background\map_21.sprite</text:p>
          </table:table-cell>
          <table:table-cell office:value-type="float" office:value="2216">
            <text:p>221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Jewel_5</text:p>
          </table:table-cell>
          <table:table-cell office:value-type="string">
            <text:p>.\..\..\gfx\sprites\background\map_21.sprite</text:p>
          </table:table-cell>
          <table:table-cell office:value-type="float" office:value="2217">
            <text:p>2217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oad</text:p>
          </table:table-cell>
          <table:table-cell office:value-type="string">
            <text:p>.\..\..\gfx\sprites\background\map_21.sprite</text:p>
          </table:table-cell>
          <table:table-cell office:value-type="float" office:value="2218">
            <text:p>2218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_5f_" style:display-name="Normal_" style:family="table-cell" style:parent-style-name="Default">
      <style:table-cell-properties style:vertical-align="botto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2010-02-16</text:date>, <text:time>20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6-12-14T14:26:19</meta:creation-date>
    <dc:date>2010-02-16T20:20:10.28</dc:date>
    <dc:language>en-GB</dc:language>
    <meta:editing-cycles>28</meta:editing-cycles>
    <meta:editing-duration>PT04H34M29S</meta:editing-duration>
    <meta:document-statistic meta:table-count="1" meta:cell-count="207" meta:object-count="0"/>
    <meta:user-defined meta:name="Info 2"/>
    <meta:user-defined meta:name="Info 3"/>
    <meta:user-defined meta:name="Info 4"/>
    <meta:user-defined meta:name="Version">11.6568</meta:user-defined>
  </office:meta>
</office:document-meta>
</file>